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5208" calcext:value-type="float">
            <text:p>66.8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1304" calcext:value-type="float">
            <text:p>66.8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4352" calcext:value-type="float">
            <text:p>66.8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6064" calcext:value-type="float">
            <text:p>66.8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3016" calcext:value-type="float">
            <text:p>66.8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216" calcext:value-type="float">
            <text:p>66.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216" calcext:value-type="float">
            <text:p>66.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216" calcext:value-type="float">
            <text:p>66.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5208" calcext:value-type="float">
            <text:p>66.8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8256" calcext:value-type="float">
            <text:p>66.8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5208" calcext:value-type="float">
            <text:p>66.8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3016" calcext:value-type="float">
            <text:p>66.8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9112" calcext:value-type="float">
            <text:p>66.8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692" calcext:value-type="float">
            <text:p>66.7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692" calcext:value-type="float">
            <text:p>66.7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9968" calcext:value-type="float">
            <text:p>66.7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216" calcext:value-type="float">
            <text:p>66.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9112" calcext:value-type="float">
            <text:p>66.8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3016" calcext:value-type="float">
            <text:p>66.8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9968" calcext:value-type="float">
            <text:p>66.7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9112" calcext:value-type="float">
            <text:p>66.8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1304" calcext:value-type="float">
            <text:p>66.8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4352" calcext:value-type="float">
            <text:p>66.8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4352" calcext:value-type="float">
            <text:p>66.8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216" calcext:value-type="float">
            <text:p>66.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6064" calcext:value-type="float">
            <text:p>66.8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3016" calcext:value-type="float">
            <text:p>66.8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9112" calcext:value-type="float">
            <text:p>66.8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8256" calcext:value-type="float">
            <text:p>66.8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8256" calcext:value-type="float">
            <text:p>66.8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8256" calcext:value-type="float">
            <text:p>66.8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8256" calcext:value-type="float">
            <text:p>66.8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1304" calcext:value-type="float">
            <text:p>66.8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8256" calcext:value-type="float">
            <text:p>66.8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216" calcext:value-type="float">
            <text:p>66.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9112" calcext:value-type="float">
            <text:p>66.8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5208" calcext:value-type="float">
            <text:p>66.8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216" calcext:value-type="float">
            <text:p>66.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9968" calcext:value-type="float">
            <text:p>66.7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9968" calcext:value-type="float">
            <text:p>66.7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6064" calcext:value-type="float">
            <text:p>66.8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216" calcext:value-type="float">
            <text:p>66.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5208" calcext:value-type="float">
            <text:p>66.8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5208" calcext:value-type="float">
            <text:p>66.8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5208" calcext:value-type="float">
            <text:p>66.8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8256" calcext:value-type="float">
            <text:p>66.8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5208" calcext:value-type="float">
            <text:p>66.8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216" calcext:value-type="float">
            <text:p>66.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8256" calcext:value-type="float">
            <text:p>66.8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5208" calcext:value-type="float">
            <text:p>66.8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5208" calcext:value-type="float">
            <text:p>66.8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5208" calcext:value-type="float">
            <text:p>66.8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216" calcext:value-type="float">
            <text:p>66.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216" calcext:value-type="float">
            <text:p>66.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8256" calcext:value-type="float">
            <text:p>66.8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216" calcext:value-type="float">
            <text:p>66.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3016" calcext:value-type="float">
            <text:p>66.8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3016" calcext:value-type="float">
            <text:p>66.8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9112" calcext:value-type="float">
            <text:p>66.8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5208" calcext:value-type="float">
            <text:p>66.8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216" calcext:value-type="float">
            <text:p>66.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216" calcext:value-type="float">
            <text:p>66.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9112" calcext:value-type="float">
            <text:p>66.8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9112" calcext:value-type="float">
            <text:p>66.8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6064" calcext:value-type="float">
            <text:p>66.8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9112" calcext:value-type="float">
            <text:p>66.8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216" calcext:value-type="float">
            <text:p>66.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9112" calcext:value-type="float">
            <text:p>66.8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9112" calcext:value-type="float">
            <text:p>66.8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9112" calcext:value-type="float">
            <text:p>66.8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6064" calcext:value-type="float">
            <text:p>66.8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6064" calcext:value-type="float">
            <text:p>66.8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6064" calcext:value-type="float">
            <text:p>66.8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6064" calcext:value-type="float">
            <text:p>66.8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3016" calcext:value-type="float">
            <text:p>66.8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3016" calcext:value-type="float">
            <text:p>66.8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3016" calcext:value-type="float">
            <text:p>66.8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9968" calcext:value-type="float">
            <text:p>66.7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692" calcext:value-type="float">
            <text:p>66.7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9968" calcext:value-type="float">
            <text:p>66.7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9968" calcext:value-type="float">
            <text:p>66.7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692" calcext:value-type="float">
            <text:p>66.7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3872" calcext:value-type="float">
            <text:p>66.7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3872" calcext:value-type="float">
            <text:p>66.7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692" calcext:value-type="float">
            <text:p>66.7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3016" calcext:value-type="float">
            <text:p>66.8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3016" calcext:value-type="float">
            <text:p>66.8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3016" calcext:value-type="float">
            <text:p>66.8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9968" calcext:value-type="float">
            <text:p>66.7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692" calcext:value-type="float">
            <text:p>66.7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3016" calcext:value-type="float">
            <text:p>66.8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3016" calcext:value-type="float">
            <text:p>66.8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9968" calcext:value-type="float">
            <text:p>66.7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692" calcext:value-type="float">
            <text:p>66.7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692" calcext:value-type="float">
            <text:p>66.7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692" calcext:value-type="float">
            <text:p>66.7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692" calcext:value-type="float">
            <text:p>66.7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3872" calcext:value-type="float">
            <text:p>66.7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0824" calcext:value-type="float">
            <text:p>66.7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0824" calcext:value-type="float">
            <text:p>66.7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0824" calcext:value-type="float">
            <text:p>66.7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7776" calcext:value-type="float">
            <text:p>66.7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4728" calcext:value-type="float">
            <text:p>66.7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7776" calcext:value-type="float">
            <text:p>66.7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0824" calcext:value-type="float">
            <text:p>66.7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0824" calcext:value-type="float">
            <text:p>66.7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7776" calcext:value-type="float">
            <text:p>66.7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4728" calcext:value-type="float">
            <text:p>66.7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4728" calcext:value-type="float">
            <text:p>66.7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0824" calcext:value-type="float">
            <text:p>66.7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0824" calcext:value-type="float">
            <text:p>66.7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7776" calcext:value-type="float">
            <text:p>66.7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4728" calcext:value-type="float">
            <text:p>66.7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4728" calcext:value-type="float">
            <text:p>66.7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0824" calcext:value-type="float">
            <text:p>66.7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7776" calcext:value-type="float">
            <text:p>66.7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0824" calcext:value-type="float">
            <text:p>66.7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4728" calcext:value-type="float">
            <text:p>66.7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4728" calcext:value-type="float">
            <text:p>66.7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4728" calcext:value-type="float">
            <text:p>66.7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4728" calcext:value-type="float">
            <text:p>66.7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7776" calcext:value-type="float">
            <text:p>66.7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7776" calcext:value-type="float">
            <text:p>66.7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7776" calcext:value-type="float">
            <text:p>66.7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4728" calcext:value-type="float">
            <text:p>66.7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4728" calcext:value-type="float">
            <text:p>66.7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4728" calcext:value-type="float">
            <text:p>66.7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4728" calcext:value-type="float">
            <text:p>66.7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4728" calcext:value-type="float">
            <text:p>66.7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168" calcext:value-type="float">
            <text:p>66.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168" calcext:value-type="float">
            <text:p>66.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8632" calcext:value-type="float">
            <text:p>66.7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5584" calcext:value-type="float">
            <text:p>66.7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8632" calcext:value-type="float">
            <text:p>66.7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8632" calcext:value-type="float">
            <text:p>66.7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9488" calcext:value-type="float">
            <text:p>66.7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3392" calcext:value-type="float">
            <text:p>66.7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5584" calcext:value-type="float">
            <text:p>66.7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8632" calcext:value-type="float">
            <text:p>66.7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2536" calcext:value-type="float">
            <text:p>66.7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2536" calcext:value-type="float">
            <text:p>66.7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2536" calcext:value-type="float">
            <text:p>66.7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8632" calcext:value-type="float">
            <text:p>66.7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5584" calcext:value-type="float">
            <text:p>66.7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2536" calcext:value-type="float">
            <text:p>66.7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644" calcext:value-type="float">
            <text:p>66.7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5584" calcext:value-type="float">
            <text:p>66.7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2536" calcext:value-type="float">
            <text:p>66.7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2536" calcext:value-type="float">
            <text:p>66.7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2536" calcext:value-type="float">
            <text:p>66.7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9488" calcext:value-type="float">
            <text:p>66.7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644" calcext:value-type="float">
            <text:p>66.7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9488" calcext:value-type="float">
            <text:p>66.7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5584" calcext:value-type="float">
            <text:p>66.7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8632" calcext:value-type="float">
            <text:p>66.7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8632" calcext:value-type="float">
            <text:p>66.7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2536" calcext:value-type="float">
            <text:p>66.7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5584" calcext:value-type="float">
            <text:p>66.7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2536" calcext:value-type="float">
            <text:p>66.7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644" calcext:value-type="float">
            <text:p>66.7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644" calcext:value-type="float">
            <text:p>66.7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644" calcext:value-type="float">
            <text:p>66.7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3392" calcext:value-type="float">
            <text:p>66.7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7296" calcext:value-type="float">
            <text:p>66.7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8152" calcext:value-type="float">
            <text:p>66.7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596" calcext:value-type="float">
            <text:p>66.7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2056" calcext:value-type="float">
            <text:p>66.7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2056" calcext:value-type="float">
            <text:p>66.7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4248" calcext:value-type="float">
            <text:p>66.7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644" calcext:value-type="float">
            <text:p>66.7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2536" calcext:value-type="float">
            <text:p>66.7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2536" calcext:value-type="float">
            <text:p>66.7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9488" calcext:value-type="float">
            <text:p>66.7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7296" calcext:value-type="float">
            <text:p>66.7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8152" calcext:value-type="float">
            <text:p>66.7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4248" calcext:value-type="float">
            <text:p>66.7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7296" calcext:value-type="float">
            <text:p>66.7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3392" calcext:value-type="float">
            <text:p>66.7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4248" calcext:value-type="float">
            <text:p>66.7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8152" calcext:value-type="float">
            <text:p>66.7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4248" calcext:value-type="float">
            <text:p>66.7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7296" calcext:value-type="float">
            <text:p>66.7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7296" calcext:value-type="float">
            <text:p>66.7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4248" calcext:value-type="float">
            <text:p>66.7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8152" calcext:value-type="float">
            <text:p>66.7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8152" calcext:value-type="float">
            <text:p>66.7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2056" calcext:value-type="float">
            <text:p>66.7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2056" calcext:value-type="float">
            <text:p>66.7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9008" calcext:value-type="float">
            <text:p>66.7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9008" calcext:value-type="float">
            <text:p>66.7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3392" calcext:value-type="float">
            <text:p>66.7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8152" calcext:value-type="float">
            <text:p>66.7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3392" calcext:value-type="float">
            <text:p>66.7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644" calcext:value-type="float">
            <text:p>66.7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0344" calcext:value-type="float">
            <text:p>66.7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3392" calcext:value-type="float">
            <text:p>66.7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3392" calcext:value-type="float">
            <text:p>66.7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7296" calcext:value-type="float">
            <text:p>66.7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8152" calcext:value-type="float">
            <text:p>66.7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9008" calcext:value-type="float">
            <text:p>66.7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9864" calcext:value-type="float">
            <text:p>66.7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5104" calcext:value-type="float">
            <text:p>66.7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596" calcext:value-type="float">
            <text:p>66.7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596" calcext:value-type="float">
            <text:p>66.7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2056" calcext:value-type="float">
            <text:p>66.7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4248" calcext:value-type="float">
            <text:p>66.7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4248" calcext:value-type="float">
            <text:p>66.7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4248" calcext:value-type="float">
            <text:p>66.7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9008" calcext:value-type="float">
            <text:p>66.7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596" calcext:value-type="float">
            <text:p>66.7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2056" calcext:value-type="float">
            <text:p>66.7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5104" calcext:value-type="float">
            <text:p>66.7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9384" calcext:value-type="float">
            <text:p>66.6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9384" calcext:value-type="float">
            <text:p>66.6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4624" calcext:value-type="float">
            <text:p>66.7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9864" calcext:value-type="float">
            <text:p>66.7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9864" calcext:value-type="float">
            <text:p>66.7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8528" calcext:value-type="float">
            <text:p>66.7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7672" calcext:value-type="float">
            <text:p>66.7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9384" calcext:value-type="float">
            <text:p>66.6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8528" calcext:value-type="float">
            <text:p>66.7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6816" calcext:value-type="float">
            <text:p>66.7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9008" calcext:value-type="float">
            <text:p>66.7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9008" calcext:value-type="float">
            <text:p>66.7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2056" calcext:value-type="float">
            <text:p>66.7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6816" calcext:value-type="float">
            <text:p>66.7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6816" calcext:value-type="float">
            <text:p>66.7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596" calcext:value-type="float">
            <text:p>66.7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5104" calcext:value-type="float">
            <text:p>66.7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4248" calcext:value-type="float">
            <text:p>66.7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4248" calcext:value-type="float">
            <text:p>66.7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6816" calcext:value-type="float">
            <text:p>66.7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6816" calcext:value-type="float">
            <text:p>66.7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9008" calcext:value-type="float">
            <text:p>66.7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2912" calcext:value-type="float">
            <text:p>66.7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4624" calcext:value-type="float">
            <text:p>66.7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6816" calcext:value-type="float">
            <text:p>66.7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6816" calcext:value-type="float">
            <text:p>66.7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4624" calcext:value-type="float">
            <text:p>66.7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4624" calcext:value-type="float">
            <text:p>66.7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7672" calcext:value-type="float">
            <text:p>66.7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4624" calcext:value-type="float">
            <text:p>66.7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4624" calcext:value-type="float">
            <text:p>66.7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7672" calcext:value-type="float">
            <text:p>66.7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7672" calcext:value-type="float">
            <text:p>66.7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7672" calcext:value-type="float">
            <text:p>66.7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2912" calcext:value-type="float">
            <text:p>66.7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9008" calcext:value-type="float">
            <text:p>66.7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2056" calcext:value-type="float">
            <text:p>66.7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2912" calcext:value-type="float">
            <text:p>66.7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596" calcext:value-type="float">
            <text:p>66.7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4248" calcext:value-type="float">
            <text:p>66.7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596" calcext:value-type="float">
            <text:p>66.7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2056" calcext:value-type="float">
            <text:p>66.7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9008" calcext:value-type="float">
            <text:p>66.7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9008" calcext:value-type="float">
            <text:p>66.7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9008" calcext:value-type="float">
            <text:p>66.7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8152" calcext:value-type="float">
            <text:p>66.7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9008" calcext:value-type="float">
            <text:p>66.7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2912" calcext:value-type="float">
            <text:p>66.7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7672" calcext:value-type="float">
            <text:p>66.7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2912" calcext:value-type="float">
            <text:p>66.7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6816" calcext:value-type="float">
            <text:p>66.7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9008" calcext:value-type="float">
            <text:p>66.7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5104" calcext:value-type="float">
            <text:p>66.7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9008" calcext:value-type="float">
            <text:p>66.7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4624" calcext:value-type="float">
            <text:p>66.7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596" calcext:value-type="float">
            <text:p>66.7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7672" calcext:value-type="float">
            <text:p>66.7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8528" calcext:value-type="float">
            <text:p>66.7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4624" calcext:value-type="float">
            <text:p>66.7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6816" calcext:value-type="float">
            <text:p>66.7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6816" calcext:value-type="float">
            <text:p>66.7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9008" calcext:value-type="float">
            <text:p>66.7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9008" calcext:value-type="float">
            <text:p>66.7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596" calcext:value-type="float">
            <text:p>66.7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2056" calcext:value-type="float">
            <text:p>66.7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6816" calcext:value-type="float">
            <text:p>66.7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6816" calcext:value-type="float">
            <text:p>66.7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6816" calcext:value-type="float">
            <text:p>66.7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9864" calcext:value-type="float">
            <text:p>66.7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2912" calcext:value-type="float">
            <text:p>66.7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9008" calcext:value-type="float">
            <text:p>66.7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2056" calcext:value-type="float">
            <text:p>66.7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596" calcext:value-type="float">
            <text:p>66.7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9008" calcext:value-type="float">
            <text:p>66.7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9008" calcext:value-type="float">
            <text:p>66.7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596" calcext:value-type="float">
            <text:p>66.7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2912" calcext:value-type="float">
            <text:p>66.7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2912" calcext:value-type="float">
            <text:p>66.7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9864" calcext:value-type="float">
            <text:p>66.7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4624" calcext:value-type="float">
            <text:p>66.7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4624" calcext:value-type="float">
            <text:p>66.7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7672" calcext:value-type="float">
            <text:p>66.7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9864" calcext:value-type="float">
            <text:p>66.7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4624" calcext:value-type="float">
            <text:p>66.7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4144" calcext:value-type="float">
            <text:p>66.6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3288" calcext:value-type="float">
            <text:p>66.6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8528" calcext:value-type="float">
            <text:p>66.7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9384" calcext:value-type="float">
            <text:p>66.6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7192" calcext:value-type="float">
            <text:p>66.6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7192" calcext:value-type="float">
            <text:p>66.6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4144" calcext:value-type="float">
            <text:p>66.6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7192" calcext:value-type="float">
            <text:p>66.6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9384" calcext:value-type="float">
            <text:p>66.6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9384" calcext:value-type="float">
            <text:p>66.6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9384" calcext:value-type="float">
            <text:p>66.6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9864" calcext:value-type="float">
            <text:p>66.7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4624" calcext:value-type="float">
            <text:p>66.7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6816" calcext:value-type="float">
            <text:p>66.7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6816" calcext:value-type="float">
            <text:p>66.7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6816" calcext:value-type="float">
            <text:p>66.7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7672" calcext:value-type="float">
            <text:p>66.7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7672" calcext:value-type="float">
            <text:p>66.7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4624" calcext:value-type="float">
            <text:p>66.7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4624" calcext:value-type="float">
            <text:p>66.7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7672" calcext:value-type="float">
            <text:p>66.7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7672" calcext:value-type="float">
            <text:p>66.7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7672" calcext:value-type="float">
            <text:p>66.7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9384" calcext:value-type="float">
            <text:p>66.6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3288" calcext:value-type="float">
            <text:p>66.6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9384" calcext:value-type="float">
            <text:p>66.6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3288" calcext:value-type="float">
            <text:p>66.6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3288" calcext:value-type="float">
            <text:p>66.6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9384" calcext:value-type="float">
            <text:p>66.6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7672" calcext:value-type="float">
            <text:p>66.7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7672" calcext:value-type="float">
            <text:p>66.7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7672" calcext:value-type="float">
            <text:p>66.7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7672" calcext:value-type="float">
            <text:p>66.7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7672" calcext:value-type="float">
            <text:p>66.7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7672" calcext:value-type="float">
            <text:p>66.7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4624" calcext:value-type="float">
            <text:p>66.7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4624" calcext:value-type="float">
            <text:p>66.7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8528" calcext:value-type="float">
            <text:p>66.7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4624" calcext:value-type="float">
            <text:p>66.7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8528" calcext:value-type="float">
            <text:p>66.7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8528" calcext:value-type="float">
            <text:p>66.7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8528" calcext:value-type="float">
            <text:p>66.7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8528" calcext:value-type="float">
            <text:p>66.7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8528" calcext:value-type="float">
            <text:p>66.7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8528" calcext:value-type="float">
            <text:p>66.7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8528" calcext:value-type="float">
            <text:p>66.7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8528" calcext:value-type="float">
            <text:p>66.7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8528" calcext:value-type="float">
            <text:p>66.7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3288" calcext:value-type="float">
            <text:p>66.6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8528" calcext:value-type="float">
            <text:p>66.7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9384" calcext:value-type="float">
            <text:p>66.6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9384" calcext:value-type="float">
            <text:p>66.6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9384" calcext:value-type="float">
            <text:p>66.6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9384" calcext:value-type="float">
            <text:p>66.6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3288" calcext:value-type="float">
            <text:p>66.6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7192" calcext:value-type="float">
            <text:p>66.6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3288" calcext:value-type="float">
            <text:p>66.6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3288" calcext:value-type="float">
            <text:p>66.6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7192" calcext:value-type="float">
            <text:p>66.6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4144" calcext:value-type="float">
            <text:p>66.6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1096" calcext:value-type="float">
            <text:p>66.6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1096" calcext:value-type="float">
            <text:p>66.6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4144" calcext:value-type="float">
            <text:p>66.6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4144" calcext:value-type="float">
            <text:p>66.6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7192" calcext:value-type="float">
            <text:p>66.6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3288" calcext:value-type="float">
            <text:p>66.6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3288" calcext:value-type="float">
            <text:p>66.6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1952" calcext:value-type="float">
            <text:p>66.6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8904" calcext:value-type="float">
            <text:p>66.6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4144" calcext:value-type="float">
            <text:p>66.6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7192" calcext:value-type="float">
            <text:p>66.6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7192" calcext:value-type="float">
            <text:p>66.6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7192" calcext:value-type="float">
            <text:p>66.6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7192" calcext:value-type="float">
            <text:p>66.6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4144" calcext:value-type="float">
            <text:p>66.6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1096" calcext:value-type="float">
            <text:p>66.6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4144" calcext:value-type="float">
            <text:p>66.6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1952" calcext:value-type="float">
            <text:p>66.6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1096" calcext:value-type="float">
            <text:p>66.6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1096" calcext:value-type="float">
            <text:p>66.6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4144" calcext:value-type="float">
            <text:p>66.6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1096" calcext:value-type="float">
            <text:p>66.6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4144" calcext:value-type="float">
            <text:p>66.6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1096" calcext:value-type="float">
            <text:p>66.6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4144" calcext:value-type="float">
            <text:p>66.6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1952" calcext:value-type="float">
            <text:p>66.6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1096" calcext:value-type="float">
            <text:p>66.6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1952" calcext:value-type="float">
            <text:p>66.6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1952" calcext:value-type="float">
            <text:p>66.6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3664" calcext:value-type="float">
            <text:p>66.6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3664" calcext:value-type="float">
            <text:p>66.6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6712" calcext:value-type="float">
            <text:p>66.6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8904" calcext:value-type="float">
            <text:p>66.6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2808" calcext:value-type="float">
            <text:p>66.6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6712" calcext:value-type="float">
            <text:p>66.6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3664" calcext:value-type="float">
            <text:p>66.6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7568" calcext:value-type="float">
            <text:p>66.6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3664" calcext:value-type="float">
            <text:p>66.6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6712" calcext:value-type="float">
            <text:p>66.6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3664" calcext:value-type="float">
            <text:p>66.6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0616" calcext:value-type="float">
            <text:p>66.6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3664" calcext:value-type="float">
            <text:p>66.6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1952" calcext:value-type="float">
            <text:p>66.6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4144" calcext:value-type="float">
            <text:p>66.6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5856" calcext:value-type="float">
            <text:p>66.6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2808" calcext:value-type="float">
            <text:p>66.6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1952" calcext:value-type="float">
            <text:p>66.6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4-1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1096" calcext:value-type="float">
            <text:p>66.6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9384" calcext:value-type="float">
            <text:p>66.6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3288" calcext:value-type="float">
            <text:p>66.6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7192" calcext:value-type="float">
            <text:p>66.6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7192" calcext:value-type="float">
            <text:p>66.6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3288" calcext:value-type="float">
            <text:p>66.6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3288" calcext:value-type="float">
            <text:p>66.6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4144" calcext:value-type="float">
            <text:p>66.6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8904" calcext:value-type="float">
            <text:p>66.6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1096" calcext:value-type="float">
            <text:p>66.6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1096" calcext:value-type="float">
            <text:p>66.6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8904" calcext:value-type="float">
            <text:p>66.6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2808" calcext:value-type="float">
            <text:p>66.6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3288" calcext:value-type="float">
            <text:p>66.6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7192" calcext:value-type="float">
            <text:p>66.6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3288" calcext:value-type="float">
            <text:p>66.6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3288" calcext:value-type="float">
            <text:p>66.6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1096" calcext:value-type="float">
            <text:p>66.6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1096" calcext:value-type="float">
            <text:p>66.6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3288" calcext:value-type="float">
            <text:p>66.6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2808" calcext:value-type="float">
            <text:p>66.6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1952" calcext:value-type="float">
            <text:p>66.6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1952" calcext:value-type="float">
            <text:p>66.6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1952" calcext:value-type="float">
            <text:p>66.6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7192" calcext:value-type="float">
            <text:p>66.6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8904" calcext:value-type="float">
            <text:p>66.6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7192" calcext:value-type="float">
            <text:p>66.6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7192" calcext:value-type="float">
            <text:p>66.6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1096" calcext:value-type="float">
            <text:p>66.6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3288" calcext:value-type="float">
            <text:p>66.6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7192" calcext:value-type="float">
            <text:p>66.6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4144" calcext:value-type="float">
            <text:p>66.6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4144" calcext:value-type="float">
            <text:p>66.6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1096" calcext:value-type="float">
            <text:p>66.6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5856" calcext:value-type="float">
            <text:p>66.6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2808" calcext:value-type="float">
            <text:p>66.6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6712" calcext:value-type="float">
            <text:p>66.6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2808" calcext:value-type="float">
            <text:p>66.6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5856" calcext:value-type="float">
            <text:p>66.6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7568" calcext:value-type="float">
            <text:p>66.6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1472" calcext:value-type="float">
            <text:p>66.6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0616" calcext:value-type="float">
            <text:p>66.6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1952" calcext:value-type="float">
            <text:p>66.6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4144" calcext:value-type="float">
            <text:p>66.6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3288" calcext:value-type="float">
            <text:p>66.6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3288" calcext:value-type="float">
            <text:p>66.6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3288" calcext:value-type="float">
            <text:p>66.6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3288" calcext:value-type="float">
            <text:p>66.6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4144" calcext:value-type="float">
            <text:p>66.6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7192" calcext:value-type="float">
            <text:p>66.6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8904" calcext:value-type="float">
            <text:p>66.6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5856" calcext:value-type="float">
            <text:p>66.6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2808" calcext:value-type="float">
            <text:p>66.6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3664" calcext:value-type="float">
            <text:p>66.6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1472" calcext:value-type="float">
            <text:p>66.6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8424" calcext:value-type="float">
            <text:p>66.6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3184" calcext:value-type="float">
            <text:p>66.6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2328" calcext:value-type="float">
            <text:p>66.6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5376" calcext:value-type="float">
            <text:p>66.6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928" calcext:value-type="float">
            <text:p>66.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8424" calcext:value-type="float">
            <text:p>66.6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2808" calcext:value-type="float">
            <text:p>66.6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4144" calcext:value-type="float">
            <text:p>66.6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8904" calcext:value-type="float">
            <text:p>66.6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2808" calcext:value-type="float">
            <text:p>66.6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6712" calcext:value-type="float">
            <text:p>66.6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6712" calcext:value-type="float">
            <text:p>66.6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6712" calcext:value-type="float">
            <text:p>66.6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3664" calcext:value-type="float">
            <text:p>66.6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1952" calcext:value-type="float">
            <text:p>66.6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1952" calcext:value-type="float">
            <text:p>66.6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8904" calcext:value-type="float">
            <text:p>66.6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1952" calcext:value-type="float">
            <text:p>66.6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1096" calcext:value-type="float">
            <text:p>66.6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8904" calcext:value-type="float">
            <text:p>66.6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5856" calcext:value-type="float">
            <text:p>66.6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1472" calcext:value-type="float">
            <text:p>66.6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7568" calcext:value-type="float">
            <text:p>66.6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5856" calcext:value-type="float">
            <text:p>66.6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5856" calcext:value-type="float">
            <text:p>66.6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3664" calcext:value-type="float">
            <text:p>66.6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1472" calcext:value-type="float">
            <text:p>66.6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1472" calcext:value-type="float">
            <text:p>66.6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1472" calcext:value-type="float">
            <text:p>66.6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452" calcext:value-type="float">
            <text:p>66.6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0616" calcext:value-type="float">
            <text:p>66.6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1952" calcext:value-type="float">
            <text:p>66.6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1952" calcext:value-type="float">
            <text:p>66.6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8904" calcext:value-type="float">
            <text:p>66.6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6712" calcext:value-type="float">
            <text:p>66.6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7568" calcext:value-type="float">
            <text:p>66.6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6712" calcext:value-type="float">
            <text:p>66.6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2808" calcext:value-type="float">
            <text:p>66.6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5376" calcext:value-type="float">
            <text:p>66.6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2328" calcext:value-type="float">
            <text:p>66.6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452" calcext:value-type="float">
            <text:p>66.6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3-11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2808" calcext:value-type="float">
            <text:p>66.6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88" calcext:value-type="float">
            <text:p>66.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6504" calcext:value-type="float">
            <text:p>66.5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9344" calcext:value-type="float">
            <text:p>66.3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6088" calcext:value-type="float">
            <text:p>66.2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1496" calcext:value-type="float">
            <text:p>66.0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9952" calcext:value-type="float">
            <text:p>65.9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1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7448" calcext:value-type="float">
            <text:p>65.6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1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2752" calcext:value-type="float">
            <text:p>65.4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5864" calcext:value-type="float">
            <text:p>65.2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86" calcext:value-type="float">
            <text:p>64.9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1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2944" calcext:value-type="float">
            <text:p>64.7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612" calcext:value-type="float">
            <text:p>64.2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704" calcext:value-type="float">
            <text:p>63.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0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3096" calcext:value-type="float">
            <text:p>63.6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0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3056" calcext:value-type="float">
            <text:p>63.3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7504" calcext:value-type="float">
            <text:p>63.0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0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832" calcext:value-type="float">
            <text:p>62.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0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828" calcext:value-type="float">
            <text:p>62.4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872" calcext:value-type="float">
            <text:p>62.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6696" calcext:value-type="float">
            <text:p>61.9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0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1584" calcext:value-type="float">
            <text:p>61.4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0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8704" calcext:value-type="float">
            <text:p>61.2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200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6472" calcext:value-type="float">
            <text:p>60.9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199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0136" calcext:value-type="float">
            <text:p>59.0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199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6896" calcext:value-type="float">
            <text:p>59.7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8424" calcext:value-type="float">
            <text:p>59.0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199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199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5256" calcext:value-type="float">
            <text:p>58.0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8304" calcext:value-type="float">
            <text:p>58.0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0352" calcext:value-type="float">
            <text:p>57.6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199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6992" calcext:value-type="float">
            <text:p>57.4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668" calcext:value-type="float">
            <text:p>57.2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198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3696" calcext:value-type="float">
            <text:p>57.0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198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5616" calcext:value-type="float">
            <text:p>57.1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198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0544" calcext:value-type="float">
            <text:p>56.9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198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5304" calcext:value-type="float">
            <text:p>56.9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198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7832" calcext:value-type="float">
            <text:p>56.5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198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9064" calcext:value-type="float">
            <text:p>56.5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198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198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1448" calcext:value-type="float">
            <text:p>55.7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198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8424" calcext:value-type="float">
            <text:p>55.2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8424" calcext:value-type="float">
            <text:p>55.2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197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4312" calcext:value-type="float">
            <text:p>55.0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2688" calcext:value-type="float">
            <text:p>54.2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197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1272" calcext:value-type="float">
            <text:p>53.6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5072" calcext:value-type="float">
            <text:p>53.5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0272" calcext:value-type="float">
            <text:p>53.2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197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8312" calcext:value-type="float">
            <text:p>52.7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197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197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8544" calcext:value-type="float">
            <text:p>52.3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196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192" calcext:value-type="float">
            <text:p>53.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196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3792" calcext:value-type="float">
            <text:p>50.9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196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252" calcext:value-type="float">
            <text:p>50.6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196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8904" calcext:value-type="float">
            <text:p>47.6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196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8304" calcext:value-type="float">
            <text:p>46.6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196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196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196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195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0704" calcext:value-type="float">
            <text:p>42.9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195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Petersburg Quad</text:p>
          </table:table-cell>
          <table:table-cell office:value-type="string" calcext:value-type="string">
            <text:p>195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7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98" meta:object-count="0"/>
    <meta:user-defined meta:name="AppVersion">3.0</meta:user-defined>
  </office:meta>
</office:document-meta>
</file>